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auto" style:text-autospace="none"/>
      <style:text-properties style:font-name="Comic Sans MS" fo:font-size="10pt" style:font-size-asian="10pt" style:font-name-complex="Helvetica" style:font-size-complex="10pt"/>
    </style:style>
    <style:style style:name="P2" style:family="paragraph" style:parent-style-name="Standard" style:list-style-name="WW8Num2">
      <style:paragraph-properties fo:text-align="justify" style:justify-single-word="false"/>
      <style:text-properties style:font-name="Comic Sans MS" fo:font-size="10pt" style:font-size-asian="10pt" style:font-name-complex="Helvetica" style:font-size-complex="10pt"/>
    </style:style>
    <style:style style:name="P3" style:family="paragraph" style:parent-style-name="Standard" style:list-style-name="WW8Num2">
      <style:paragraph-properties fo:text-align="justify" style:justify-single-word="false" style:text-autospace="none"/>
      <style:text-properties style:font-name="Comic Sans MS" fo:font-size="10pt" style:font-size-asian="10pt" style:font-name-complex="Helvetica" style:font-size-complex="10pt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Comic Sans MS" fo:font-size="10pt" style:font-size-asian="10pt" style:font-name-complex="Helvetica" style:font-size-complex="10pt"/>
    </style:style>
    <style:style style:name="P5" style:family="paragraph" style:parent-style-name="Standard" style:list-style-name="WW8Num2">
      <style:paragraph-properties fo:text-align="justify" style:justify-single-word="false"/>
      <style:text-properties style:font-name="Comic Sans MS" fo:font-size="10pt" style:font-size-asian="10pt" style:font-name-complex="Helvetica1" style:font-size-complex="10pt"/>
    </style:style>
    <style:style style:name="P6" style:family="paragraph" style:parent-style-name="Standard" style:list-style-name="WW8Num2">
      <style:paragraph-properties fo:text-align="justify" style:justify-single-word="false" style:text-autospace="none"/>
      <style:text-properties style:font-name="Comic Sans MS" fo:font-size="10pt" style:font-size-asian="10pt" style:font-name-complex="Helvetica1" style:font-size-complex="10pt"/>
    </style:style>
    <style:style style:name="T1" style:family="text">
      <style:text-properties fo:color="#739eca" style:font-name="Monospace" fo:font-weight="bold" fo:background-color="#373737" loext:char-shading-value="0" style:font-weight-asian="bold"/>
    </style:style>
    <style:style style:name="T2" style:family="text">
      <style:text-properties fo:color="#aaaaaa" style:font-name="Monospace" fo:background-color="#373737" loext:char-shading-value="0"/>
    </style:style>
    <style:style style:name="T3" style:family="text">
      <style:text-properties fo:color="#9e9e9e" style:font-name="Monospace" fo:background-color="#373737" loext:char-shading-value="0"/>
    </style:style>
    <style:style style:name="T4" style:family="text">
      <style:text-properties fo:color="#eecc64" style:font-name="Monospace" fo:background-color="#373737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 las siguientes consultas en SQL:</text:p>
      <text:list xml:id="list2305434884" text:style-name="WW8Num2">
        <text:list-item>
          <text:p text:style-name="P3">Obtener el código, el tipo, el color y el premio de todos los maillots que hay.</text:p>
        </text:list-item>
      </text:list>
      <text:p text:style-name="P4"><text:span text:style-name="T1">SELECT</text:span><text:span text:style-name="T2"> * </text:span><text:span text:style-name="T1">FROM</text:span><text:span text:style-name="T2"> </text:span><text:span text:style-name="T3">MAILLOT</text:span><text:span text:style-name="T2"> </text:span><text:span text:style-name="T3">m</text:span><text:span text:style-name="T2"> </text:span><text:span text:style-name="T4">;</text:span></text:p>
      <text:list xml:id="list112513054171170" text:continue-numbering="true" text:style-name="WW8Num2">
        <text:list-item>
          <text:p text:style-name="P3">Obtener el dorsal y el nombre de los ciclistas cuya edad sea menor o igual que 25 años.</text:p>
        </text:list-item>
      </text:list>
      <text:p text:style-name="P4"/>
      <text:list xml:id="list112514883413202" text:continue-numbering="true" text:style-name="WW8Num2">
        <text:list-item>
          <text:p text:style-name="P3">Obtener el nombre y la altura de todos los puertos de categoría E (Especial).</text:p>
        </text:list-item>
        <text:list-item>
          <text:p text:style-name="P3">Obtener el valor del atributo netapa de aquellas etapas con salida y llegada en la misma ciudad.</text:p>
        </text:list-item>
        <text:list-item>
          <text:p text:style-name="P3">¿Cuántos ciclistas hay?</text:p>
        </text:list-item>
        <text:list-item>
          <text:p text:style-name="P3">¿Cuántos ciclistas hay con edad superior a 25 años?</text:p>
        </text:list-item>
        <text:list-item>
          <text:p text:style-name="P2">¿Cuántos equipos hay?</text:p>
        </text:list-item>
        <text:list-item>
          <text:p text:style-name="P3">Obtener la media de edad de los ciclistas.</text:p>
        </text:list-item>
        <text:list-item>
          <text:p text:style-name="P3">Obtener la altura mínima y máxima de los puertos de montaña.</text:p>
        </text:list-item>
        <text:list-item>
          <text:p text:style-name="P3">Obtener el nombre de cada ciclista junto con el nombre del equipo al que pertenece</text:p>
        </text:list-item>
        <text:list-item>
          <text:p text:style-name="P3">Obtener el nombre de los ciclistas que sean de Banesto.</text:p>
        </text:list-item>
        <text:list-item>
          <text:p text:style-name="P3">¿Cuántos ciclistas pertenecen al equipo Amore Vita?</text:p>
        </text:list-item>
        <text:list-item>
          <text:p text:style-name="P3">Edad media de los ciclistas del equipo TVM.</text:p>
        </text:list-item>
        <text:list-item>
          <text:p text:style-name="P3">Nombre de los ciclistas que pertenezcan al mismo equipo que Miguel Indurain</text:p>
        </text:list-item>
        <text:list-item>
          <text:p text:style-name="P3">Nombre de los ciclistas que han ganado alguna etapa.</text:p>
        </text:list-item>
        <text:list-item>
          <text:p text:style-name="P3">Nombre de los ciclistas que han llevado el maillot General.</text:p>
        </text:list-item>
        <text:list-item>
          <text:p text:style-name="P3">Obtener el número de ciclistas de cada equipo junto con el nombre del equpo</text:p>
        </text:list-item>
        <text:list-item>
          <text:p text:style-name="P3">Obtener el nombre de los equipos que tengan más de 5 ciclistas.</text:p>
        </text:list-item>
        <text:list-item>
          <text:p text:style-name="P3">Obtener el número de puertos que ha ganado cada ciclista.</text:p>
        </text:list-item>
        <text:list-item>
          <text:p text:style-name="P3">Obtener el nombre de los ciclistas que han ganado más de un puerto.</text:p>
        </text:list-item>
        <text:list-item>
          <text:p text:style-name="P3">Obtener el nombre y el director de los equipos a los que pertenezca algún ciclista mayor de 33 años.</text:p>
        </text:list-item>
        <text:list-item>
          <text:p text:style-name="P3">Nombre de los ciclistas que no pertenezcan a Kelme</text:p>
        </text:list-item>
        <text:list-item>
          <text:p text:style-name="P6">Obtener el nombre del ciclista más joven</text:p>
        </text:list-item>
        <text:list-item>
          <text:p text:style-name="P6">Nombre de los ciclistas que no hayan ganado ninguna etapa.</text:p>
        </text:list-item>
        <text:list-item>
          <text:p text:style-name="P6">Nombre de los ciclistas que no hayan ganado ningún puerto de montaña.</text:p>
        </text:list-item>
        <text:list-item>
          <text:p text:style-name="P6">Nombre de los ciclistas que hayan ganado más de un puerto de montaña.</text:p>
        </text:list-item>
        <text:list-item>
          <text:p text:style-name="P6">¿Qué ciclistas han llevado el mismo maillot que Miguel Indurain?</text:p>
        </text:list-item>
        <text:list-item>
          <text:p text:style-name="P6">De cada equipo obtener la edad media, la máxima edad y la mínima edad.</text:p>
        </text:list-item>
        <text:list-item>
          <text:p text:style-name="P6">Nombre de aquellos ciclistas que tengan una edad entre 25 y 30 años y que no pertenezcan a los equipos Kelme y Banesto.</text:p>
        </text:list-item>
        <text:list-item>
          <text:p text:style-name="P5">Nombre de los ciclistas que han ganado la etapa que comienza en Zamora.</text:p>
        </text:list-item>
        <text:list-item>
          <text:p text:style-name="P6">Obtén el nombre y la categoría de los puertos ganados por ciclistas del equipo Banesto.</text:p>
        </text:list-item>
        <text:list-item>
          <text:p text:style-name="P6">Obtener el nombre de cada puerto indicando el número (netapa) y los kilómetros de la etapa en la que se encuentra el puerto.</text:p>
        </text:list-item>
        <text:list-item>
          <text:p text:style-name="P6">Obtener el nombre de los ciclistas con el color de cada maillot que hayan llevado.</text:p>
        </text:list-item>
        <text:list-item>
          <text:p text:style-name="P6">Obtener pares de nombre de ciclista y número de etapa tal que ese ciclista haya ganado esa etapa habiendo llevado el maillot de color amarillo al menos una vez.</text:p>
        </text:list-item>
        <text:list-item>
          <text:p text:style-name="P6">Obtener el valor del atributo netapa de las etapas que no comienzan en la misma ciudad en que acabó la anterior etapa.</text:p>
        </text:list-item>
        <text:list-item>
          <text:p text:style-name="P6">Obtener el valor del atributo netapa y la ciudad de salida de aquellas etapas que no tengan puertos de montaña.</text:p>
        </text:list-item>
        <text:list-item>
          <text:p text:style-name="P6">Obtener la edad media de los ciclistas que han ganado alguna etapa.</text:p>
        </text:list-item>
        <text:list-item>
          <text:p text:style-name="P6">Selecciona el nombre de los puertos con una altura superior a la altura media de todos los puertos.</text:p>
        </text:list-item>
        <text:list-item>
          <text:p text:style-name="P6">Obtener el nombre de la ciudad de salida y de llegada de las etapas donde estén los puertos con mayor pendiente.</text:p>
        </text:list-item>
        <text:list-item>
          <text:p text:style-name="P6">Obtener el dorsal y el nombre de los ciclistas que han ganado los puertos de mayor altura.</text:p>
        </text:list-item>
        <text:list-item>
          <text:p text:style-name="P6">Obtener el nombre del ciclista más joven que ha ganado al menos una etapa.</text:p>
        </text:list-item>
        <text:list-item>
          <text:p text:style-name="P6"><text:soft-page-break/>Obtener el valor del atributo netapa de aquellas etapas tales que todos los puertos que están en ellas tienen más de 700 metros de altura.</text:p>
        </text:list-item>
        <text:list-item>
          <text:p text:style-name="P6">Obtener el nombre y el director de los equipos tales que todos sus ciclistas son mayores de 20 años.</text:p>
        </text:list-item>
        <text:list-item>
          <text:p text:style-name="P6">Obtener el dorsal y el nombre de los ciclistas tales que todas las etapas que han ganado tienen más de 170 km (es decir que sólo han ganado etapas de más de 170 km).</text:p>
        </text:list-item>
        <text:list-item>
          <text:p text:style-name="P6">Obtener el nombre de los ciclistas que han ganado todos los puertos de una etapa y además han ganado esa misma etapa.</text:p>
        </text:list-item>
        <text:list-item>
          <text:p text:style-name="P6">Obtener el nombre de los equipos tales que todos sus corredores han llevado algún maillot o han ganado algún puerto.</text:p>
        </text:list-item>
        <text:list-item>
          <text:p text:style-name="P6">Obtener el código y el color de aquellos maillots que sólo han sido llevados por ciclistas de un mismo equipo.</text:p>
        </text:list-item>
        <text:list-item>
          <text:p text:style-name="P6">Obtener el nombre de aquellos equipos tal que sus ciclistas sólo hayan ganado puertos de 1ª categoría.</text:p>
        </text:list-item>
        <text:list-item>
          <text:p text:style-name="P6">Obtener el valor del atributo netapa de aquellas etapas que tienen puertos de montaña indicando cuántos tiene.</text:p>
        </text:list-item>
        <text:list-item>
          <text:p text:style-name="P6">Obtener el nombre de todos los equipos indicando cuántos ciclistas tiene cada uno.</text:p>
        </text:list-item>
        <text:list-item>
          <text:p text:style-name="P6">Obtener el director y el nombre de los equipos que tengan más de 3 ciclistas y cuya edad media sea igual o inferior a 30 años.</text:p>
        </text:list-item>
        <text:list-item>
          <text:p text:style-name="P6">Obtener el nombre de los ciclistas que pertenezcan a un equipo que tenga más de cinco corredores y que hayan ganado alguna etapa indicando cuántas etapas ha ganado.</text:p>
        </text:list-item>
        <text:list-item>
          <text:p text:style-name="P6">Obtener el nombre de los equipos y la edad media de sus ciclistas de aquellos equipos que tengan la media de edad máxima de todos los equipos.</text:p>
        </text:list-item>
        <text:list-item>
          <text:p text:style-name="P6">Obtener el director de los equipos cuyos ciclistas han llevado más días maillots de cualquier tipo.</text:p>
        </text:list-item>
        <text:list-item>
          <text:p text:style-name="P6">Obtener el código y el color del maillot que ha sido llevado por algún ciclista que no ha ganado ninguna etapa.</text:p>
        </text:list-item>
        <text:list-item>
          <text:p text:style-name="P6">Obtener el valor del atributo netapa, la ciudad de salida y la ciudad de llegada de las etapas de más de 190 km y que tengan por lo menos dos puertos.</text:p>
        </text:list-item>
        <text:list-item>
          <text:p text:style-name="P6">Obtener el dorsal y el nombre de los ciclistas que no han llevado todos los maillots que ha llevado el ciclista de dorsal 2.</text:p>
        </text:list-item>
        <text:list-item>
          <text:p text:style-name="P6">Obtener el dorsal y el nombre de los ciclistas que han llevado al menos un maillot de los que ha llevado el ciclista de dorsal 2.</text:p>
        </text:list-item>
        <text:list-item>
          <text:p text:style-name="P6">Obtener el dorsal y el nombre de los ciclistas que no han llevado ningún maillot de los que ha llevado el ciclista de dorsal 2.</text:p>
        </text:list-item>
        <text:list-item>
          <text:p text:style-name="P6">Obtener el dorsal y nombre de los ciclistas que han llevado exactamente los mismos maillots que ha llevado el ciclista de dorsal 1.</text:p>
        </text:list-item>
        <text:list-item>
          <text:p text:style-name="P6">Obtener el dorsal y el nombre del ciclista que ha llevado durante más kilómetros un mismo maillot e indicar también el color de dicho maillot.</text:p>
        </text:list-item>
        <text:list-item>
          <text:p text:style-name="P6">Obtener el dorsal y el nombre de los ciclistas que han llevado dos tipos de maillot menos de los que ha llevado el ciclista de dorsal 3.</text:p>
        </text:list-item>
        <text:list-item>
          <text:p text:style-name="P6">Obtener el valor del atributo netapa y los km de las etapas que tienen puertos de montaña.</text:p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ss </meta:initial-creator>
    <meta:creation-date>2012-01-25T09:53:52.06</meta:creation-date>
    <dc:date>2021-01-28T11:25:12.777020457</dc:date>
    <meta:editing-duration>PT5M3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65" meta:word-count="1133" meta:character-count="6005" meta:non-whitespace-character-count="5000"/>
  </office:meta>
</office:document-meta>
</file>